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65cm"/>
    </style:style>
    <style:style style:name="gr2" style:family="graphic" style:parent-style-name="standard">
      <style:graphic-properties draw:textarea-vertical-align="middle" draw:fit-to-size="false" draw:fit-to-contour="true" fo:padding-top="0cm" fo:padding-bottom="0cm" fo:padding-left="0cm" fo:padding-r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size="22pt" style:font-size-asian="22pt" style:font-size-complex="22pt"/>
    </style:style>
    <style:style style:name="P3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color="#ff950e"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7f0055" fo:font-family="Consolas" style:font-family-generic="swiss" style:font-pitch="fixed" fo:font-size="8pt" fo:font-weight="bold" style:font-family-asian="Consolas" style:font-family-generic-asian="swiss" style:font-pitch-asian="fixed" style:font-size-asian="8pt" style:font-weight-asian="bold" style:font-family-complex="Consolas" style:font-family-generic-complex="swiss" style:font-pitch-complex="fixed" style:font-size-complex="8pt" style:font-weight-complex="bold"/>
    </style:style>
    <style:style style:name="T4" style:family="text">
      <style:text-properties fo:color="#000000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5" style:family="text">
      <style:text-properties fo:color="#0000c0" fo:font-family="Consolas" style:font-family-generic="swiss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6" style:family="text">
      <style:text-properties fo:color="#7f0055" style:text-outline="false" style:text-line-through-style="none" fo:font-family="Consolas" style:font-family-generic="swiss" style:font-pitch="fixed" fo:font-size="8pt" fo:font-style="normal" fo:text-shadow="none" style:text-underline-style="none" fo:font-weight="bold" style:letter-kerning="true" style:font-family-asian="Consolas" style:font-family-generic-asian="swiss" style:font-pitch-asian="fixed" style:font-size-asian="8pt" style:font-style-asian="normal" style:font-weight-asian="bold" style:font-family-complex="Consolas" style:font-family-generic-complex="swiss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onsolas" style:font-family-generic="swiss" style:font-pitch="fixed" fo:font-size="8pt" fo:font-style="normal" fo:text-shadow="none" style:text-underline-style="none" fo:font-weight="normal" style:letter-kerning="true" style:font-family-asian="Consolas" style:font-family-generic-asian="swiss" style:font-pitch-asian="fixed" style:font-size-asian="8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a3e3e" style:text-outline="false" style:text-line-through-style="none" fo:font-family="Consolas" style:font-family-generic="swiss" style:font-pitch="fixed" fo:font-size="8pt" fo:font-style="normal" fo:text-shadow="none" style:text-underline-style="none" fo:font-weight="normal" style:letter-kerning="true" style:font-family-asian="Consolas" style:font-family-generic-asian="swiss" style:font-pitch-asian="fixed" style:font-size-asian="8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onsolas" style:font-family-generic="swiss" style:font-pitch="fixed" fo:font-size="8pt" fo:font-style="normal" fo:text-shadow="none" style:text-underline-style="none" fo:font-weight="bold" style:letter-kerning="true" style:font-family-asian="Consolas" style:font-family-generic-asian="swiss" style:font-pitch-asian="fixed" style:font-size-asian="8pt" style:font-style-asian="normal" style:font-weight-asian="bold" style:font-family-complex="Consolas" style:font-family-generic-complex="swiss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6a3e3e" style:text-outline="false" style:text-line-through-style="none" fo:font-family="Consolas" style:font-family-generic="swiss" style:font-pitch="fixed" fo:font-size="8pt" fo:font-style="normal" fo:text-shadow="none" style:text-underline-style="none" fo:font-weight="bold" style:letter-kerning="true" style:font-family-asian="Consolas" style:font-family-generic-asian="swiss" style:font-pitch-asian="fixed" style:font-size-asian="8pt" style:font-style-asian="normal" style:font-weight-asian="bold" style:font-family-complex="Consolas" style:font-family-generic-complex="swiss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5" style:family="text">
      <style:text-properties fo:color="#7f0055" style:text-outline="false" style:text-line-through-style="none" fo:font-family="Consolas" style:font-family-generic="swiss" style:font-pitch="fixed" fo:font-size="8pt" fo:font-style="normal" fo:text-shadow="none" fo:font-weight="bold" style:letter-kerning="true" style:font-family-asian="Consolas" style:font-family-generic-asian="swiss" style:font-pitch-asian="fixed" style:font-size-asian="8pt" style:font-style-asian="normal" style:font-weight-asian="bold" style:font-family-complex="Consolas" style:font-family-generic-complex="swiss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Consolas" style:font-family-generic="swiss" style:font-pitch="fixed" fo:font-size="8pt" fo:font-style="normal" fo:text-shadow="none" fo:font-weight="normal" style:letter-kerning="true" style:font-family-asian="Consolas" style:font-family-generic-asian="swiss" style:font-pitch-asian="fixed" style:font-size-asian="8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7.7cm" svg:height="1.115cm" svg:x="1cm" svg:y="1.2cm">
          <draw:text-box>
            <text:p text:style-name="P1"><text:span text:style-name="T1">Diagrama de Clases</text:span></text:p>
          </draw:text-box>
        </draw:frame>
        <draw:rect draw:style-name="gr2" draw:text-style-name="P4" xml:id="id4" draw:id="id4" draw:layer="layout" svg:width="8.3cm" svg:height="13.7cm" svg:x="1cm" svg:y="1cm">
          <draw:glue-point draw:id="4" svg:x="-5cm" svg:y="2.591cm"/>
          <draw:glue-point draw:id="5" svg:x="5cm" svg:y="2.591cm"/>
          <draw:glue-point draw:id="6" svg:x="-5cm" svg:y="-2.518cm"/>
          <draw:glue-point draw:id="7" svg:x="5.001cm" svg:y="-2.518cm"/>
          <text:p text:style-name="P1"><text:span text:style-name="T2">Usuario</text:span></text:p>
          <text:p text:style-name="P3"><text:span text:style-name="T3">-</text:span><text:span text:style-name="T4"> </text:span><text:span text:style-name="T5">usuarioId</text:span><text:span text:style-name="T4">:Integer</text:span></text:p>
          <text:p text:style-name="P3"><text:span text:style-name="T3">-</text:span><text:span text:style-name="T4"> </text:span><text:span text:style-name="T5">nombre</text:span><text:span text:style-name="T4">:String</text:span></text:p>
          <text:p text:style-name="P3"><text:span text:style-name="T3">-</text:span><text:span text:style-name="T4"> </text:span><text:span text:style-name="T5">apellido</text:span><text:span text:style-name="T4">:String</text:span></text:p>
          <text:p text:style-name="P3"><text:span text:style-name="T3">-</text:span><text:span text:style-name="T4"> </text:span><text:span text:style-name="T5">email</text:span><text:span text:style-name="T4">:String</text:span></text:p>
          <text:p text:style-name="P3"><text:span text:style-name="T3">-</text:span><text:span text:style-name="T4"> </text:span><text:span text:style-name="T5">password</text:span><text:span text:style-name="T4">:String</text:span></text:p>
          <text:p text:style-name="P3"><text:span text:style-name="T3">-</text:span><text:span text:style-name="T4"> </text:span><text:span text:style-name="T5">rolId</text:span><text:span text:style-name="T4">:Integer</text:span></text:p>
          <text:p text:style-name="P3"><text:span text:style-name="T3">-</text:span><text:span text:style-name="T4"> </text:span><text:span text:style-name="T5">activo</text:span><text:span text:style-name="T4">:Boolean</text:span></text:p>
          <text:p text:style-name="P3"><text:span text:style-name="T3">-</text:span><text:span text:style-name="T4"> </text:span><text:span text:style-name="T5">fechaAlta</text:span><text:span text:style-name="T4">:Date</text:span></text:p>
          <text:p text:style-name="P3"><text:span text:style-name="T4"/></text:p>
          <text:p text:style-name="P3"><text:span text:style-name="T6">+</text:span><text:span text:style-name="T7"> Usuario(</text:span><text:span text:style-name="T8">nombre:</text:span><text:span text:style-name="T7">String, </text:span><text:span text:style-name="T8">apellido:</text:span><text:span text:style-name="T7">String, <text:s/></text:span><text:span text:style-name="T8">email:</text:span><text:span text:style-name="T7">String, </text:span><text:span text:style-name="T8">password:</text:span><text:span text:style-name="T7">String</text:span><text:span text:style-name="T7">, </text:span><text:span text:style-name="T8">rolId:</text:span><text:span text:style-name="T7">Integer, </text:span><text:span text:style-name="T8">activo:</text:span><text:span text:style-name="T7">Boolean, </text:span><text:span text:style-name="T8">fechaAlta:</text:span><text:span text:style-name="T7">Date):void</text:span></text:p>
          <text:p text:style-name="P3"><text:span text:style-name="T6">+</text:span><text:span text:style-name="T7"> Usuario(void):void</text:span></text:p>
          <text:p text:style-name="P3"><text:span text:style-name="T6">+</text:span><text:span text:style-name="T7"> getUsuarioId(void):Integer</text:span></text:p>
          <text:p text:style-name="P3"><text:span text:style-name="T6">+</text:span><text:span text:style-name="T7"> setUsuarioId(</text:span><text:span text:style-name="T8">usuarioId:</text:span><text:span text:style-name="T7">Integer):</text:span><text:span text:style-name="T6">void</text:span></text:p>
          <text:p text:style-name="P3"><text:span text:style-name="T6">+</text:span><text:span text:style-name="T7"> getNombre(void):String</text:span></text:p>
          <text:p text:style-name="P3"><text:span text:style-name="T6">+</text:span><text:span text:style-name="T7"> setNombre(</text:span><text:span text:style-name="T8">nombre:</text:span><text:span text:style-name="T7">String):</text:span><text:span text:style-name="T6">void</text:span></text:p>
          <text:p text:style-name="P3"><text:span text:style-name="T6">+</text:span><text:span text:style-name="T7"> getApellido(void):String</text:span></text:p>
          <text:p text:style-name="P3"><text:span text:style-name="T6">+</text:span><text:span text:style-name="T7"> setApellido(</text:span><text:span text:style-name="T8">apellido:</text:span><text:span text:style-name="T7">String):</text:span><text:span text:style-name="T6">void</text:span></text:p>
          <text:p text:style-name="P3"><text:span text:style-name="T6">+</text:span><text:span text:style-name="T7"> getEmail(void):String</text:span></text:p>
          <text:p text:style-name="P3"><text:span text:style-name="T6">+</text:span><text:span text:style-name="T7"> setEmail(</text:span><text:span text:style-name="T8">email:</text:span><text:span text:style-name="T7">String):</text:span><text:span text:style-name="T6">void</text:span></text:p>
          <text:p text:style-name="P3"><text:span text:style-name="T6">+</text:span><text:span text:style-name="T7"> getPassword(void):String</text:span></text:p>
          <text:p text:style-name="P3"><text:span text:style-name="T6">+</text:span><text:span text:style-name="T7"> setPassword(</text:span><text:span text:style-name="T8">password:</text:span><text:span text:style-name="T7">String):</text:span><text:span text:style-name="T6">void</text:span></text:p>
          <text:p text:style-name="P3"><text:span text:style-name="T6">+</text:span><text:span text:style-name="T7"> getRolId(void):Integer</text:span></text:p>
          <text:p text:style-name="P3"><text:span text:style-name="T6">+</text:span><text:span text:style-name="T7"> setRolId(</text:span><text:span text:style-name="T8">rolId:</text:span><text:span text:style-name="T7">Integer):</text:span><text:span text:style-name="T6">void</text:span></text:p>
          <text:p text:style-name="P3"><text:span text:style-name="T6">+</text:span><text:span text:style-name="T7"> getActivo(void):Boolean</text:span></text:p>
          <text:p text:style-name="P3"><text:span text:style-name="T6">+</text:span><text:span text:style-name="T7"> setActivo(</text:span><text:span text:style-name="T8">activo:</text:span><text:span text:style-name="T7">Boolean):</text:span><text:span text:style-name="T6">void</text:span></text:p>
          <text:p text:style-name="P3"><text:span text:style-name="T6">+</text:span><text:span text:style-name="T7"> getFechaAlta(void):Date</text:span></text:p>
          <text:p text:style-name="P3"><text:span text:style-name="T6">+</text:span><text:span text:style-name="T7"> setFechaAlta(</text:span><text:span text:style-name="T8">fechaAlta:</text:span><text:span text:style-name="T7">Date):</text:span><text:span text:style-name="T6">void</text:span></text:p>
          <text:p text:style-name="P3"><text:span text:style-name="T6">+</text:span><text:span text:style-name="T9"> guardarUsuario(void):String</text:span></text:p>
          <text:p text:style-name="P3"><text:span text:style-name="T6">+</text:span><text:span text:style-name="T9"> listarUsuarios(void):List&lt;Usuario&gt;</text:span></text:p>
          <text:p text:style-name="P3"><text:span text:style-name="T6">+</text:span><text:span text:style-name="T9"> listarUsuariosInactivos(void):List&lt;Usuario&gt;</text:span></text:p>
          <text:p text:style-name="P3"><text:span text:style-name="T6">+</text:span><text:span text:style-name="T9"> eliminarUsuario(</text:span><text:span text:style-name="T10">usuarioId:</text:span><text:span text:style-name="T9">Integer):String</text:span></text:p>
          <text:p text:style-name="P3"><text:span text:style-name="T6">+</text:span><text:span text:style-name="T9"> activarUsuario(</text:span><text:span text:style-name="T10">usuarioId:</text:span><text:span text:style-name="T9">Integer, <text:s/></text:span><text:span text:style-name="T10">activo: </text:span><text:span text:style-name="T9">Boolean</text:span><text:span text:style-name="T9">):String</text:span></text:p>
          <text:p text:style-name="P3"><text:span text:style-name="T6">+</text:span><text:span text:style-name="T9"> login(</text:span><text:span text:style-name="T10">email:</text:span><text:span text:style-name="T9">String, </text:span><text:span text:style-name="T10">password:</text:span><text:span text:style-name="T9">String</text:span><text:span text:style-name="T9">):String</text:span></text:p>
          <text:p text:style-name="P3"><text:span text:style-name="T6">+</text:span><text:span text:style-name="T9"> logout(void):String</text:span></text:p>
          <text:p text:style-name="P3"><text:span text:style-name="T6">+</text:span><text:span text:style-name="T9"> verificarSesion(void):</text:span><text:span text:style-name="T6">void</text:span></text:p>
          <text:p text:style-name="P3"><text:span text:style-name="T11"/></text:p>
          <text:p text:style-name="P3"><text:span text:style-name="T11"/></text:p>
        </draw:rect>
        <draw:rect draw:style-name="gr2" draw:text-style-name="P4" xml:id="id5" draw:id="id5" draw:layer="layout" svg:width="7.5cm" svg:height="3.4cm" svg:x="1.4cm" svg:y="16.4cm">
          <draw:glue-point draw:id="4" svg:x="-5cm" svg:y="-0.882cm"/>
          <draw:glue-point draw:id="5" svg:x="5cm" svg:y="-0.882cm"/>
          <text:p text:style-name="P1"><text:span text:style-name="T12">Rol</text:span></text:p>
          <text:p text:style-name="P3"><text:span text:style-name="T3">-</text:span><text:span text:style-name="T4"> </text:span><text:span text:style-name="T5">rolId</text:span><text:span text:style-name="T4">:Integer</text:span></text:p>
          <text:p text:style-name="P3"><text:span text:style-name="T3">-</text:span><text:span text:style-name="T4"> </text:span><text:span text:style-name="T5">descripcion</text:span><text:span text:style-name="T4">:String</text:span></text:p>
          <text:p text:style-name="P3"><text:span text:style-name="T4"/></text:p>
          <text:p text:style-name="P3"><text:span text:style-name="T6">+</text:span><text:span text:style-name="T7"> Rol(void):void</text:span></text:p>
          <text:p text:style-name="P3"><text:span text:style-name="T6">+</text:span><text:span text:style-name="T7"> getRolId(void):Integer</text:span></text:p>
          <text:p text:style-name="P3"><text:span text:style-name="T6">+</text:span><text:span text:style-name="T7"> setRolId(</text:span><text:span text:style-name="T8">rolId:</text:span><text:span text:style-name="T7">Integer):</text:span><text:span text:style-name="T6">void</text:span></text:p>
          <text:p text:style-name="P3"><text:span text:style-name="T6">+</text:span><text:span text:style-name="T7"> getDescripcion(void):String</text:span></text:p>
          <text:p text:style-name="P3"><text:span text:style-name="T6">+</text:span><text:span text:style-name="T7"> setDescripcion(</text:span><text:span text:style-name="T8">descripcion:</text:span><text:span text:style-name="T7">String): </text:span><text:span text:style-name="T6">void</text:span></text:p>
          <text:p text:style-name="P3"><text:span text:style-name="T13"/></text:p>
          <text:p text:style-name="P3"><text:span text:style-name="T14"/></text:p>
          <text:p text:style-name="P3"><text:span text:style-name="T14"/></text:p>
        </draw:rect>
        <draw:rect draw:style-name="gr2" draw:text-style-name="P4" xml:id="id1" draw:id="id1" draw:layer="layout" svg:width="7.9cm" svg:height="13.2cm" svg:x="11.1cm" svg:y="2.9cm">
          <draw:glue-point draw:id="4" svg:x="-5cm" svg:y="2.045cm"/>
          <draw:glue-point draw:id="5" svg:x="5cm" svg:y="2.045cm"/>
          <draw:glue-point draw:id="6" svg:x="-5cm" svg:y="-2.424cm"/>
          <draw:glue-point draw:id="7" svg:x="5cm" svg:y="-2.424cm"/>
          <text:p text:style-name="P1"><text:span text:style-name="T2">Tarea</text:span></text:p>
          <text:p text:style-name="P3"><text:span text:style-name="T4">- </text:span><text:span text:style-name="T5">tareaId</text:span><text:span text:style-name="T4">:Integer</text:span></text:p>
          <text:p text:style-name="P3"><text:span text:style-name="T3">-</text:span><text:span text:style-name="T4"> </text:span><text:span text:style-name="T5">titulo</text:span><text:span text:style-name="T4">:String</text:span></text:p>
          <text:p text:style-name="P3"><text:span text:style-name="T3">-</text:span><text:span text:style-name="T4"> </text:span><text:span text:style-name="T5">descripcion</text:span><text:span text:style-name="T4">:String</text:span></text:p>
          <text:p text:style-name="P3"><text:span text:style-name="T3">-</text:span><text:span text:style-name="T4"> </text:span><text:span text:style-name="T5">estadoId</text:span><text:span text:style-name="T4">:Integer</text:span></text:p>
          <text:p text:style-name="P3"><text:span text:style-name="T3">-</text:span><text:span text:style-name="T4"> </text:span><text:span text:style-name="T5">privacidad</text:span><text:span text:style-name="T4">:Integer</text:span></text:p>
          <text:p text:style-name="P3"><text:span text:style-name="T3">-</text:span><text:span text:style-name="T4"> </text:span><text:span text:style-name="T5">tipoTarea</text:span><text:span text:style-name="T4">:Integer</text:span></text:p>
          <text:p text:style-name="P3"><text:span text:style-name="T3">-</text:span><text:span text:style-name="T4"> </text:span><text:span text:style-name="T5">usuarioAlta</text:span><text:span text:style-name="T4">:Integer</text:span></text:p>
          <text:p text:style-name="P3"><text:span text:style-name="T3">-</text:span><text:span text:style-name="T4"> </text:span><text:span text:style-name="T5">fechaAlta:Date</text:span></text:p>
          <text:p text:style-name="P3"><text:span text:style-name="T4"/></text:p>
          <text:p text:style-name="P3"><text:span text:style-name="T15">+</text:span><text:span text:style-name="T16"> </text:span><text:span text:style-name="T7">Tarea(void):void</text:span></text:p>
          <text:p text:style-name="P3"><text:span text:style-name="T6">+</text:span><text:span text:style-name="T7"> getTareaId(void):Integer</text:span></text:p>
          <text:p text:style-name="P3"><text:span text:style-name="T6">+</text:span><text:span text:style-name="T7"> setTareaId(</text:span><text:span text:style-name="T8">tareaId:</text:span><text:span text:style-name="T7">Integer):</text:span><text:span text:style-name="T6">void</text:span></text:p>
          <text:p text:style-name="P3"><text:span text:style-name="T6">+</text:span><text:span text:style-name="T7"> getTitulo(void):String</text:span></text:p>
          <text:p text:style-name="P3"><text:span text:style-name="T6">+</text:span><text:span text:style-name="T7"> setTitulo(</text:span><text:span text:style-name="T8">titulo:</text:span><text:span text:style-name="T7">String):</text:span><text:span text:style-name="T6">void</text:span></text:p>
          <text:p text:style-name="P3"><text:span text:style-name="T6">+</text:span><text:span text:style-name="T7"> getDescripcion(void):String</text:span></text:p>
          <text:p text:style-name="P3"><text:span text:style-name="T6">+</text:span><text:span text:style-name="T7"> setDescripcion(</text:span><text:span text:style-name="T8">descripcion:</text:span><text:span text:style-name="T7">String):</text:span><text:span text:style-name="T6">void</text:span></text:p>
          <text:p text:style-name="P3"><text:span text:style-name="T6">+</text:span><text:span text:style-name="T7"> getEstadoId(void):Integer</text:span></text:p>
          <text:p text:style-name="P3"><text:span text:style-name="T6">+</text:span><text:span text:style-name="T7"> setEstadoId(</text:span><text:span text:style-name="T8">estadoId:</text:span><text:span text:style-name="T7">Integer):</text:span><text:span text:style-name="T6">void</text:span></text:p>
          <text:p text:style-name="P3"><text:span text:style-name="T6">+</text:span><text:span text:style-name="T7"> getPrivacidad(void):Integer</text:span></text:p>
          <text:p text:style-name="P3"><text:span text:style-name="T6">+</text:span><text:span text:style-name="T7"> setPrivacidad(</text:span><text:span text:style-name="T8">privacidad:</text:span><text:span text:style-name="T7">Integer):</text:span><text:span text:style-name="T6">void</text:span></text:p>
          <text:p text:style-name="P3"><text:span text:style-name="T6">+</text:span><text:span text:style-name="T7"> getTipoTarea(void):Integer</text:span></text:p>
          <text:p text:style-name="P3"><text:span text:style-name="T6">+</text:span><text:span text:style-name="T7"> setTipoTarea(</text:span><text:span text:style-name="T8">tipoTarea:</text:span><text:span text:style-name="T7">Integer):</text:span><text:span text:style-name="T6">void</text:span></text:p>
          <text:p text:style-name="P3"><text:span text:style-name="T6">+</text:span><text:span text:style-name="T7"> getUsuarioAlta(void):Integer</text:span></text:p>
          <text:p text:style-name="P3"><text:span text:style-name="T6">+</text:span><text:span text:style-name="T7"> setUsuarioAlta(</text:span><text:span text:style-name="T8">usuarioAlta:</text:span><text:span text:style-name="T7">Integer):</text:span><text:span text:style-name="T6">void</text:span></text:p>
          <text:p text:style-name="P3"><text:span text:style-name="T6">+</text:span><text:span text:style-name="T7"> getFechaAlta(void):Date</text:span></text:p>
          <text:p text:style-name="P3"><text:span text:style-name="T6">+</text:span><text:span text:style-name="T7"> setFechaAlta(</text:span><text:span text:style-name="T8">fechaAlta:</text:span><text:span text:style-name="T7">Date):</text:span><text:span text:style-name="T6">void</text:span></text:p>
          <text:p text:style-name="P3"><text:span text:style-name="T6">+</text:span><text:span text:style-name="T9"> guardarTarea(</text:span><text:span text:style-name="T10">usuarioId:</text:span><text:span text:style-name="T9">Integer):String</text:span></text:p>
          <text:p text:style-name="P3"><text:span text:style-name="T6">+</text:span><text:span text:style-name="T9"> listarTareas(void):List&lt;Tarea&gt;</text:span></text:p>
          <text:p text:style-name="P3"><text:span text:style-name="T6">+</text:span><text:span text:style-name="T9"> listarTareasAnonimo(void):List&lt;Tarea&gt;</text:span></text:p>
          <text:p text:style-name="P3"><text:span text:style-name="T6">+</text:span><text:span text:style-name="T9"> eliminarTarea(</text:span><text:span text:style-name="T10">tareaId:</text:span><text:span text:style-name="T9">Integer):String</text:span></text:p>
          <text:p text:style-name="P3"><text:span text:style-name="T6">+</text:span><text:span text:style-name="T9"> editarTarea(</text:span><text:span text:style-name="T10">tareaId:</text:span><text:span text:style-name="T9">Integer, </text:span><text:span text:style-name="T10">titulo:</text:span><text:span text:style-name="T9">String</text:span><text:span text:style-name="T9">, <text:s/></text:span><text:span text:style-name="T10">descripcion:</text:span><text:span text:style-name="T9">String, </text:span><text:span text:style-name="T10">privacidad:</text:span><text:span text:style-name="T9">Integer</text:span><text:span text:style-name="T9">, <text:s/></text:span><text:span text:style-name="T10">tipoTarea:</text:span><text:span text:style-name="T9">Integer, </text:span><text:span text:style-name="T10">estadoId:</text:span><text:span text:style-name="T9">Integer</text:span><text:span text:style-name="T9">):String</text:span></text:p>
          <text:p text:style-name="P3"><text:span text:style-name="T6">+</text:span><text:span text:style-name="T9"> actualizarTarea(</text:span><text:span text:style-name="T10">titulo:</text:span><text:span text:style-name="T9">String, </text:span><text:span text:style-name="T10">descripcion: </text:span><text:span text:style-name="T9">String</text:span><text:span text:style-name="T9">, </text:span><text:span text:style-name="T10">privacidad:</text:span><text:span text:style-name="T9">Integer, </text:span><text:span text:style-name="T10">tipoTarea:</text:span><text:span text:style-name="T9">Integer</text:span><text:span text:style-name="T9">, </text:span><text:span text:style-name="T10">estadoId:</text:span><text:span text:style-name="T9">Integer):String</text:span></text:p>
          <text:p text:style-name="P3"><text:span text:style-name="T11"><text:s/></text:span></text:p>
          <text:p text:style-name="P3"><text:span text:style-name="T11"/></text:p>
        </draw:rect>
        <draw:rect draw:style-name="gr2" draw:text-style-name="P4" xml:id="id2" draw:id="id2" draw:layer="layout" svg:width="7.5cm" svg:height="3.5cm" svg:x="21cm" svg:y="2.5cm">
          <draw:glue-point draw:id="4" svg:x="-5cm" svg:y="-1cm"/>
          <draw:glue-point draw:id="5" svg:x="5.001cm" svg:y="-1cm"/>
          <text:p text:style-name="P1"><text:span text:style-name="T2">TiposTarea</text:span></text:p>
          <text:p text:style-name="P3"><text:span text:style-name="T3">-</text:span><text:span text:style-name="T4"> </text:span><text:span text:style-name="T5">tiposTareaId</text:span><text:span text:style-name="T4">:Integer</text:span></text:p>
          <text:p text:style-name="P3"><text:span text:style-name="T3">-</text:span><text:span text:style-name="T4"> </text:span><text:span text:style-name="T5">descripcion</text:span><text:span text:style-name="T4">:String</text:span></text:p>
          <text:p text:style-name="P3"><text:span text:style-name="T4"/></text:p>
          <text:p text:style-name="P3"><text:span text:style-name="T6">+</text:span><text:span text:style-name="T7"> TiposTarea(void):void</text:span></text:p>
          <text:p text:style-name="P3"><text:span text:style-name="T6">+</text:span><text:span text:style-name="T7"> getTiposTareaId(void):Integer</text:span></text:p>
          <text:p text:style-name="P3"><text:span text:style-name="T6">+</text:span><text:span text:style-name="T7"> setTiposTareaId(</text:span><text:span text:style-name="T8">tiposTareaId:</text:span><text:span text:style-name="T7">Integer): </text:span><text:span text:style-name="T6">void</text:span></text:p>
          <text:p text:style-name="P3"><text:span text:style-name="T6">+</text:span><text:span text:style-name="T7"> getDescripcion(void):String</text:span></text:p>
          <text:p text:style-name="P3"><text:span text:style-name="T6">+</text:span><text:span text:style-name="T7"> setDescripcion(</text:span><text:span text:style-name="T8">descripcion:</text:span><text:span text:style-name="T7">String):</text:span><text:span text:style-name="T6">void</text:span></text:p>
          <text:p text:style-name="P3"><text:span text:style-name="T13"/></text:p>
          <text:p text:style-name="P3"><text:span text:style-name="T13"/></text:p>
        </draw:rect>
        <draw:rect draw:style-name="gr2" draw:text-style-name="P6" xml:id="id3" draw:id="id3" draw:layer="layout" svg:width="6.7cm" svg:height="3.1cm" svg:x="21.5cm" svg:y="16.3cm">
          <draw:glue-point draw:id="4" svg:x="-5cm" svg:y="-0.806cm"/>
          <draw:glue-point draw:id="5" svg:x="5cm" svg:y="-0.806cm"/>
          <text:p text:style-name="P5"><text:span text:style-name="T2">Estado</text:span></text:p>
          <text:p text:style-name="P3"><text:span text:style-name="T3">-</text:span><text:span text:style-name="T4"> </text:span><text:span text:style-name="T5">estadoId:</text:span><text:span text:style-name="T4">Integer</text:span></text:p>
          <text:p text:style-name="P3"><text:span text:style-name="T3">-</text:span><text:span text:style-name="T4"> </text:span><text:span text:style-name="T5">descripcion:</text:span><text:span text:style-name="T4">String</text:span></text:p>
          <text:p text:style-name="P3"><text:span text:style-name="T4"/></text:p>
          <text:p text:style-name="P3"><text:span text:style-name="T6">+</text:span><text:span text:style-name="T7"> getEstadoId(void):Integer</text:span></text:p>
          <text:p text:style-name="P3"><text:span text:style-name="T6">+</text:span><text:span text:style-name="T7"> setEstadoId(</text:span><text:span text:style-name="T8">estadoId:</text:span><text:span text:style-name="T7">Integer):</text:span><text:span text:style-name="T6">void</text:span></text:p>
          <text:p text:style-name="P3"><text:span text:style-name="T6">+</text:span><text:span text:style-name="T7"> getDescripcion(void):String</text:span></text:p>
          <text:p text:style-name="P3"><text:span text:style-name="T6">+</text:span><text:span text:style-name="T7"> setDescripcion(</text:span><text:span text:style-name="T8">descripcion:</text:span><text:span text:style-name="T7">String):</text:span><text:span text:style-name="T6">void</text:span></text:p>
        </draw:rect>
        <draw:connector draw:style-name="gr3" draw:text-style-name="P1" draw:layer="layout" svg:x1="19cm" svg:y1="9.5cm" svg:x2="21cm" svg:y2="4.25cm" draw:start-shape="id1" draw:end-shape="id2" svg:d="M19000 9500h1000v-5250h1000">
          <text:p/>
        </draw:connector>
        <draw:connector draw:style-name="gr3" draw:text-style-name="P1" draw:layer="layout" svg:x1="15.05cm" svg:y1="16.1cm" svg:x2="21.5cm" svg:y2="17.85cm" draw:start-shape="id1" draw:start-glue-point="2" draw:end-shape="id3" svg:d="M15050 16100v1750h6450">
          <text:p/>
        </draw:connector>
        <draw:connector draw:style-name="gr3" draw:text-style-name="P1" draw:layer="layout" svg:x1="5.15cm" svg:y1="14.7cm" svg:x2="5.15cm" svg:y2="16.4cm" draw:start-shape="id4" draw:start-glue-point="2" draw:end-shape="id5" svg:d="M5150 14700v1700">
          <text:p/>
        </draw:connector>
        <draw:connector draw:style-name="gr3" draw:text-style-name="P1" draw:layer="layout" svg:x1="11.1cm" svg:y1="9.5cm" svg:x2="9.3cm" svg:y2="7.85cm" draw:start-shape="id1" draw:end-shape="id4" svg:d="M11100 9500h-900v-1650h-900">
          <text:p/>
        </draw:connector>
        <draw:rect draw:style-name="gr2" draw:text-style-name="P4" xml:id="id6" draw:id="id6" draw:layer="layout" svg:width="7.3cm" svg:height="3.3cm" svg:x="21.3cm" svg:y="8.7cm">
          <draw:glue-point draw:id="4" svg:x="-5cm" svg:y="-0.757cm"/>
          <draw:glue-point draw:id="5" svg:x="5.001cm" svg:y="-0.757cm"/>
          <text:p text:style-name="P1"><text:span text:style-name="T2">Privacidad</text:span></text:p>
          <text:p text:style-name="P3"><text:span text:style-name="T3">-</text:span><text:span text:style-name="T4"> </text:span><text:span text:style-name="T5">privacidadId</text:span><text:span text:style-name="T4">:Integer</text:span></text:p>
          <text:p text:style-name="P3"><text:span text:style-name="T3">-</text:span><text:span text:style-name="T4"> </text:span><text:span text:style-name="T5">descripcion</text:span><text:span text:style-name="T4">:String</text:span></text:p>
          <text:p text:style-name="P3"><text:span text:style-name="T4"/></text:p>
          <text:p text:style-name="P3"><text:span text:style-name="T6">+</text:span><text:span text:style-name="T7"> Privacidad(void):void</text:span></text:p>
          <text:p text:style-name="P3"><text:span text:style-name="T6">+</text:span><text:span text:style-name="T7"> getPrivacidadId(void):Integer</text:span></text:p>
          <text:p text:style-name="P3"><text:span text:style-name="T6">+</text:span><text:span text:style-name="T7"> setPrivacidadId(</text:span><text:span text:style-name="T8">privacidadId: </text:span><text:span text:style-name="T7">Integer):</text:span><text:span text:style-name="T6">void</text:span></text:p>
          <text:p text:style-name="P3"><text:span text:style-name="T6">+</text:span><text:span text:style-name="T7"> getDescripcion(void):String</text:span></text:p>
          <text:p text:style-name="P3"><text:span text:style-name="T6">+</text:span><text:span text:style-name="T7"> setDescripcion(</text:span><text:span text:style-name="T8">descripcion: </text:span><text:span text:style-name="T7">String):</text:span><text:span text:style-name="T6">void</text:span></text:p>
          <text:p text:style-name="P3"><text:span text:style-name="T13"/></text:p>
          <text:p text:style-name="P3"><text:span text:style-name="T14"/></text:p>
        </draw:rect>
        <draw:connector draw:style-name="gr3" draw:text-style-name="P1" draw:layer="layout" svg:x1="19cm" svg:y1="9.5cm" svg:x2="21.3cm" svg:y2="10.35cm" draw:start-shape="id1" draw:end-shape="id6" draw:end-glue-point="3" svg:d="M19000 9500h1150v850h1150">
          <text:p/>
        </draw:connector>
        <draw:connector draw:style-name="gr4" draw:text-style-name="P7" draw:layer="layout" draw:type="line" svg:x1="15.05cm" svg:y1="2.9cm" svg:x2="15.05cm" svg:y2="2.9cm" draw:start-shape="id1" draw:end-shape="id1" svg:d="M15050 2900z">
          <text:p/>
        </draw:connector>
        <draw:connector draw:style-name="gr4" draw:text-style-name="P7" draw:layer="layout" draw:type="line" svg:x1="15.05cm" svg:y1="2.9cm" svg:x2="15.05cm" svg:y2="2.9cm" draw:start-shape="id1" draw:end-shape="id1" svg:d="M15050 2900z">
          <text:p/>
        </draw:connector>
        <draw:connector draw:style-name="gr4" draw:text-style-name="P7" draw:layer="layout" draw:type="line" svg:x1="21cm" svg:y1="3.9cm" svg:x2="28.5cm" svg:y2="3.9cm" draw:start-shape="id2" draw:start-glue-point="4" draw:end-shape="id2" draw:end-glue-point="5" svg:d="M21000 3900h7500">
          <text:p/>
        </draw:connector>
        <draw:connector draw:style-name="gr4" draw:text-style-name="P7" draw:layer="layout" draw:type="line" svg:x1="21.3cm" svg:y1="10.101cm" svg:x2="28.6cm" svg:y2="10.101cm" draw:start-shape="id6" draw:start-glue-point="4" draw:end-shape="id6" draw:end-glue-point="5" svg:d="M21300 10101h7300">
          <text:p/>
        </draw:connector>
        <draw:connector draw:style-name="gr4" draw:text-style-name="P7" draw:layer="layout" draw:type="line" svg:x1="21.5cm" svg:y1="17.601cm" svg:x2="28.2cm" svg:y2="17.601cm" draw:start-shape="id3" draw:start-glue-point="4" draw:end-shape="id3" draw:end-glue-point="5" svg:d="M21500 17601h6700">
          <text:p/>
        </draw:connector>
        <draw:connector draw:style-name="gr4" draw:text-style-name="P7" draw:layer="layout" draw:type="line" svg:x1="1.4cm" svg:y1="17.801cm" svg:x2="8.9cm" svg:y2="17.801cm" draw:start-shape="id5" draw:start-glue-point="4" draw:end-shape="id5" draw:end-glue-point="5" svg:d="M1400 17801h7500">
          <text:p/>
        </draw:connector>
        <draw:connector draw:style-name="gr4" draw:text-style-name="P7" draw:layer="layout" draw:type="line" svg:x1="5.15cm" svg:y1="1cm" svg:x2="5.15cm" svg:y2="1cm" draw:start-shape="id4" draw:end-shape="id4" svg:d="M5150 1000z">
          <text:p/>
        </draw:connector>
        <draw:connector draw:style-name="gr4" draw:text-style-name="P7" draw:layer="layout" draw:type="line" svg:x1="1cm" svg:y1="4.401cm" svg:x2="9.3cm" svg:y2="4.401cm" draw:start-shape="id4" draw:start-glue-point="6" draw:end-shape="id4" draw:end-glue-point="7" svg:d="M1000 4401h8300">
          <text:p/>
        </draw:connector>
        <draw:connector draw:style-name="gr4" draw:text-style-name="P7" draw:layer="layout" draw:type="line" svg:x1="11.1cm" svg:y1="6.301cm" svg:x2="19cm" svg:y2="6.301cm" draw:start-shape="id1" draw:start-glue-point="6" draw:end-shape="id1" draw:end-glue-point="7" svg:d="M11100 6301h7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26:20.05</meta:creation-date>
    <dc:date>2017-05-22T12:35:58.87</dc:date>
    <meta:editing-duration>P1DT10H56M23S</meta:editing-duration>
    <meta:editing-cycles>15</meta:editing-cycles>
    <meta:generator>OpenOffice/4.1.3$Win32 OpenOffice.org_project/413m1$Build-9783</meta:generator>
    <meta:document-statistic meta:object-count="21"/>
  </office:meta>
</office:document-meta>
</file>